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 fo:text-indent="1.249cm" style:auto-text-indent="false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normal">
      <style:text-properties fo:font-weight="bold" style:font-weight-asian="bold"/>
    </style:style>
    <style:style style:name="P7" style:family="paragraph" style:parent-style-name="normal">
      <style:paragraph-properties fo:text-align="justify" style:justify-single-word="false" fo:text-indent="1.249cm" style:auto-text-indent="false" fo:break-before="page"/>
      <style:text-properties fo:font-weight="bold" officeooo:rsid="001523fc" officeooo:paragraph-rsid="001523fc" style:font-weight-asian="bold" style:font-weight-complex="bold"/>
    </style:style>
    <style:style style:name="P8" style:family="paragraph" style:parent-style-name="normal">
      <style:paragraph-properties fo:text-align="justify" style:justify-single-word="false" fo:text-indent="1.249cm" style:auto-text-indent="false"/>
      <style:text-properties fo:font-weight="bold" officeooo:rsid="001523fc" officeooo:paragraph-rsid="001523fc" style:font-weight-asian="bold" style:font-weight-complex="bold"/>
    </style:style>
    <style:style style:name="P9" style:family="paragraph" style:parent-style-name="normal">
      <style:paragraph-properties fo:line-height="100%" fo:text-align="justify" style:justify-single-word="false"/>
    </style:style>
    <style:style style:name="P10" style:family="paragraph" style:parent-style-name="normal">
      <style:paragraph-properties fo:margin-top="0cm" fo:margin-bottom="0cm" style:contextual-spacing="false" fo:text-align="justify" style:justify-single-word="false" fo:text-indent="1.249cm" style:auto-text-indent="false" fo:break-before="page"/>
    </style:style>
    <style:style style:name="P11" style:family="paragraph" style:parent-style-name="normal">
      <style:paragraph-properties fo:text-align="justify" style:justify-single-word="false" fo:text-indent="1.249cm" style:auto-text-indent="false"/>
    </style:style>
    <style:style style:name="P12" style:family="paragraph" style:parent-style-name="normal">
      <style:paragraph-properties fo:text-align="justify" style:justify-single-word="false" fo:text-indent="1.249cm" style:auto-text-indent="false"/>
      <style:text-properties officeooo:paragraph-rsid="001523fc"/>
    </style:style>
    <style:style style:name="P13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1.3cm" style:auto-text-indent="false" style:page-number="auto" fo:background-color="transparent" style:writing-mode="lr-tb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style:text-position="super 58%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1b16" style:font-weight-asian="normal" style:font-weight-complex="normal"/>
    </style:style>
    <style:style style:name="T8" style:family="text">
      <style:text-properties fo:font-weight="normal" officeooo:rsid="001523f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INSTITUTO FEDERAL DE GOIÁS</text:span><text:span text:style-name="T1"/></text:p>
      <text:p text:style-name="P3" loext:marker-style-name="T1"><text:span text:style-name="T1">CAMPUS INHUMAS</text:span><text:span text:style-name="T1"/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2"><text:span text:style-name="T2">Guilherme Henrique Souza da Silva</text:span><text:span text:style-name="T2"/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3" loext:marker-style-name="T1"><text:span text:style-name="T1">RELATÓRIO DIÁRIO DE ESTÁGIO - LABORATÓRIO NUMBERS</text:span><text:span text:style-name="T1"/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1">INHUMAS</text:span><text:span text:style-name="T1"/></text:p>
      <text:p text:style-name="P3" loext:marker-style-name="T1"><text:span text:style-name="T1">2024</text:span><text:span text:style-name="T1"/></text:p>
      <text:p text:style-name="P13" loext:marker-style-name="T3"><text:soft-page-break/><text:span text:style-name="T3">12 DE SETEMBRO DE 2024</text:span></text:p>
      <text:p text:style-name="P6" loext:marker-style-name="T3"/>
      <text:p text:style-name="P1">Hoje foi o dia de real início do projeto de gerenciamento de patrimônio do laboratório NumbERS. Comecei imaginando o modelo ER conceitual do banco de dados na plataforma Miro, inserindo algumas tabelas e atributos. Diante de uma frustração parcial nessa etapa, resolvi desenhar alguns casos de uso (no papel mesmo) do programa para facilitar a compreensão dos dados necessários ao banco de dados. </text:p>
      <text:p text:style-name="P1">A elucidação de ideias mediante os desenhos de caso de uso foi um tanto quanto gratificante e contribuiu para a primeira versão do banco de dados<text:span text:style-name="T4"><text:note text:id="ftn1" text:note-class="footnote"><text:note-citation>1</text:note-citation><text:note-body><text:p text:style-name="P9" loext:marker-style-name="T5"><text:span text:style-name="T5"><text:s/>Disponível no seguinte repositório do GitHub: https://github.com/NumbERS-IFG/Projeto-Gerenciamento-de-Patrimonios-NumbERS/tree/main/images</text:span></text:p></text:note-body></text:note></text:span>, em modelo ER conceitual.</text:p>
      <text:p text:style-name="P1">Após finalizar a etapa de prototipação do banco, iniciei a escrita do documento de levantamento de requisitos do programa, em que redigi a ata da primeira reunião realizada em 11 de setembro de 2024 - nesta ata destaquei os principais casos de uso que encontrei e os requisitos essenciais, tais como linguagens de programação, linguagem de banco de dados, padrão de desenvolvimento etc - e finalizei o anexo I do documento.</text:p>
      <text:p text:style-name="P1"/>
      <text:p text:style-name="P10" loext:marker-style-name="T3"><text:span text:style-name="T3">18 DE SETEMBRO DE 2024</text:span><text:span text:style-name="T3"/></text:p>
      <text:p text:style-name="P1"/>
      <text:p text:style-name="P1">Aos 18 de setembro de 2024, demos início (grupo de 4 estagiários) <text:s/>à terceira semana de estágio. Seguimos sem internet no laboratório NumbERS, portanto, estamos utilizando o laboratório 03 de informática. A principal atividade desenvolvida hoje foi a modelagem da 2ª versão do modelo conceitual do banco de dados<text:span text:style-name="T4"><text:note text:id="ftn2" text:note-class="footnote"><text:note-citation>2</text:note-citation><text:note-body><text:p text:style-name="P9" loext:marker-style-name="T5"><text:span text:style-name="T5"><text:s/>Disponível no seguinte repositório do GitHub: https://github.com/NumbERS-IFG/Projeto-Gerenciamento-de-Patrimonios-NumbERS/tree/main/images</text:span></text:p></text:note-body></text:note></text:span> para mesclar as informações necessárias nos projetos de gerenciamento de patrimônio e gerenciamento de acesso. Tal prototipação apenas foi possível devido a especulações, feitas pelos desenvolvedores, nos dias passados, acerca de casos de uso e necessidades de tabelas e atributos.</text:p>
      <text:p text:style-name="P1">Por fim, nos debruçamos a fazer a primeira inserção em nossos respectivos repositórios do GitHub, etapa que acabou por nos levar bastante tempo (não sabíamos que era necessário utilizar chave SSH).</text:p>
      <text:p text:style-name="P1"/>
      <text:p text:style-name="P7">19 DE SETEMBRO DE 2024</text:p>
      <text:p text:style-name="P8"><text:span text:style-name="T6"/></text:p>
      <text:p text:style-name="P8"><text:span text:style-name="T6">No segundo dia da terceira semana de estágio, realizei algumas atualizações necessárias no documento de requisitos, alinhando alguns pontos com o banco de dados. Além disso, fiz os desenhos (utilizando a plataforma Miro) e a documentação formal dos casos de uso do sistema. </text:span></text:p>
      <text:p text:style-name="P8"><text:span text:style-name="T6">Finalizada a etapa anterior, ajustei alguns pontos na segunda versão conceitual do banco de dados, de acordo com algumas sugestões do professor orientador do estágio. Além disso, a desenvolvedora Maria Eduarda M. Fernandes e eu idealizamos o modelo lógico do banco de dados. A este ponto, resta normalizar as tabelas, enviar para aprovação do orientador e desenvolver o modelo físico em PostgreSQL.</text:span></text:p>
      <text:p text:style-name="P8"><text:span text:style-name="T6">Ademais, ressaltamos estar dentro dos prazos estipulados ao início do projeto para desenvolvimento de cada etapa, a saber, análise de requisitos, desenvolvimento do banco de dados, desenvolvimento back-end e programação da interface.</text:span></text:p>
      <text:p text:style-name="P12"><text:span text:style-name="T8">Todos os documentos listados acima estão disponíveis na plataforma GitHub, no seguinte repositório: </text:span><text:a xlink:type="simple" xlink:href="https://github.com/NumbERS-IFG/Projeto-Gerenciamento-de-Patrimonios-NumbERS" text:style-name="Internet_20_link" text:visited-style-name="Visited_20_Internet_20_Link"><text:span text:style-name="T7">Repositório Git</text:span></text:a><text:span text:style-name="T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9-19T16:48:09.038082059</dc:date>
    <meta:editing-duration>PT58S</meta:editing-duration>
    <meta:editing-cycles>1</meta:editing-cycles>
    <meta:document-statistic meta:table-count="0" meta:image-count="0" meta:object-count="0" meta:page-count="4" meta:paragraph-count="20" meta:word-count="485" meta:character-count="3282" meta:non-whitespace-character-count="2812"/>
  </office:meta>
</office:document-meta>
</file>